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6.166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8.017cm" style:type="center"/>
          <style:tab-stop style:position="16.219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>
        <style:tab-stops>
          <style:tab-stop style:position="8.017cm" style:type="center"/>
          <style:tab-stop style:position="16.219cm" style:type="right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8.017cm" style:type="center"/>
          <style:tab-stop style:position="16.191cm" style:type="right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>
        <style:tab-stops>
          <style:tab-stop style:position="8.017cm" style:type="center"/>
          <style:tab-stop style:position="16.191cm" style:type="right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8.017cm" style:type="center"/>
          <style:tab-stop style:position="16.191cm" style:type="right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Story With Activity</text:p>
      <text:p text:style-name="P7"><text:span text:style-name="T3">Accepted: May 4, 2012</text:span><text:span text:style-name="T4"><text:tab/></text:span><text:span text:style-name="T3">Chris Brandt<text:tab/>Size: 1</text:span></text:p>
      <text:p text:style-name="P7"><text:span text:style-name="T4"/></text:p>
      <text:p text:style-name="P8">As a Pivotal PDF user I would like to have the story activity entries added to the story output in the PDF.</text:p>
      <text:p text:style-name="P8"/>
      <text:p text:style-name="P8">The activity entries should be listed below a heading called <text:span text:style-name="T5">Activity</text:span>. This heading should appear in bold below this paragraph and there should be two activity entries below it.</text:p>
      <text:p text:style-name="P8"/>
      <text:p text:style-name="P9">Activity:</text:p>
      <text:p text:style-name="P8"><text:span text:style-name="T5">Apr 16, 2012</text:span> - This is the first activity</text:p>
      <text:p text:style-name="P8"><text:span text:style-name="T5">Apr 16, 2012</text:span> - This is the second activity</text:p>
      <text:p text:style-name="P9"/>
      <text:p text:style-name="P9"/>
      <text:p text:style-name="P6">Full Story Document</text:p>
      <text:p text:style-name="P4"><text:span text:style-name="T1">In Progress<text:tab/>Chris Brandt<text:tab/>Size: 4</text:span></text:p>
      <text:p text:style-name="P5"><text:span text:style-name="T1"/></text:p>
      <text:p text:style-name="P5"><text:span text:style-name="T1">As a Pivotal PDF user I would like to have my stories output in a document format that shows the details of each story, so that I can archive the information with the deployment details.</text:span></text:p>
      <text:p text:style-name="P5"><text:span text:style-name="T1"/></text:p>
      <text:p text:style-name="P5"><text:span text:style-name="T1">A sample format will be attached. The main idea is to present the schedule, size and who worked on the story along with the complete description.</text:span></text:p>
      <text:p text:style-name="P1"/>
      <text:p text:style-name="P1"/>
      <text:p text:style-name="P6">A Backlog Story With A Label</text:p>
      <text:p text:style-name="P3"><text:span text:style-name="T1">Scheduled Sprint: May 28, <text:s/>2012<text:tab/>Size: 1</text:span></text:p>
      <text:p text:style-name="P3"><text:span text:style-name="T2"/></text:p>
      <text:p text:style-name="P3"><text:span text:style-name="T2">As a PivotalPDF user I would like to have my backlog stories associated with my backlog</text:span></text:p>
      <text:p text:style-name="P1"/>
      <text:p text:style-name="P1"/>
      <text:p text:style-name="P6">An Icebox Story</text:p>
      <text:p text:style-name="P2"><text:span text:style-name="T1">In the Icebox<text:tab/>Unestimated</text:span></text:p>
      <text:p text:style-name="P2"><text:span text:style-name="T2"/></text:p>
      <text:p text:style-name="P2"><text:span text:style-name="T2">As a PivotalPDF user I would like to have icebox stories associated with my Icebox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Verdan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andt</meta:initial-creator>
    <meta:creation-date>2012-05-16T20:27:45</meta:creation-date>
    <meta:document-statistic meta:table-count="0" meta:image-count="0" meta:object-count="0" meta:page-count="1" meta:paragraph-count="17" meta:word-count="203" meta:character-count="1099" meta:non-whitespace-character-count="911"/>
    <dc:date>2012-05-16T21:05:23</dc:date>
    <dc:creator>Christopher Brandt</dc:creator>
    <meta:editing-duration>PT7M16S</meta:editing-duration>
    <meta:editing-cycles>1</meta:editing-cycles>
    <meta:generator>LibreOffice/3.4$Unix LibreOffice_project/340m1$Build-402</meta:generator>
  </office:meta>
</office:document-meta>
</file>